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DejaVu Sans" svg:font-family="'DejaVu Sans'" style:font-family-generic="swiss"/>
    <style:font-face style:name="FreeSans" svg:font-family="FreeSans" style:font-family-generic="swiss"/>
    <style:font-face style:name="Droid Sans" svg:font-family="'Droid Sans'" style:font-pitch="variable"/>
    <style:font-face style:name="FreeSans1" svg:font-family="FreeSans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423cm" fo:margin-bottom="0.212cm" style:page-number="auto"/>
    </style:style>
    <style:style style:name="P2" style:family="paragraph" style:parent-style-name="Text_20_body" style:list-style-name="WW8Num2"/>
    <style:style style:name="P3" style:family="paragraph" style:parent-style-name="Text_20_body">
      <style:paragraph-properties fo:margin-top="0cm" fo:margin-bottom="0.212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Minutes</text:p>
      <text:p text:style-name="Subtitle">5th November 2012</text:p>
      <text:h text:style-name="Heading_20_1" text:outline-level="1">Attending</text:h>
      <text:list xml:id="list6845608148546401253" text:style-name="WW8Num2">
        <text:list-item>
          <text:p text:style-name="P2">Adrian Gawryszewski</text:p>
        </text:list-item>
        <text:list-item>
          <text:p text:style-name="P2">Daniel Stuessy</text:p>
        </text:list-item>
        <text:list-item>
          <text:p text:style-name="P2">Daniel Cornwell</text:p>
        </text:list-item>
        <text:list-item>
          <text:p text:style-name="P2">James Barnett</text:p>
        </text:list-item>
        <text:list-item>
          <text:p text:style-name="P2">Miles Warburton</text:p>
        </text:list-item>
        <text:list-item>
          <text:p text:style-name="P2">Nathan Hand</text:p>
        </text:list-item>
        <text:list-item>
          <text:p text:style-name="P2">Sam Clements</text:p>
        </text:list-item>
      </text:list>
      <text:h text:style-name="Heading_20_1" text:outline-level="1">Minutes</text:h>
      <text:p text:style-name="Text_20_body"><text:span text:style-name="T1">Nathan Hand</text:span> wanted to get class diagrams completed last friday, though it was not completed.</text:p>
      <text:p text:style-name="Text_20_body">Task for this week: test specification. Some confusion as to what we can actually test – planning for code is uncomplete so many unit tests cannot be planned, but tests for the features of the application can be. Tests should include application boundaries, user input validation.</text:p>
      <text:p text:style-name="Text_20_body">The test specification should cover all of the applications features, and deatail when actions should be successful or should fail. <text:span text:style-name="T1">Adrian Gawryszewski</text:span> and <text:span text:style-name="T1">Dan Stuessy</text:span> will take charge of the test specification.</text:p>
      <text:p text:style-name="Text_20_body"><text:span text:style-name="T1">Sam Clements</text:span> will try and have the data class diagram done by tommrows meeting.</text:p>
      <text:p text:style-name="Text_20_body">A regular group meeting shall be held at Thursday at 6pm, if possible in the same room (<text:span text:style-name="T1">Nathan Hand</text:span><text:span text:style-name="T2">)</text:span>.</text:p>
      <text:p text:style-name="Text_20_body">Coding tasks shall try and be created soon, once the class diagrams are at least partially complete.</text:p>
      <text:p text:style-name="P3">People should make sure they have their github account and coding enviroment prepared by the end of the week (<text:span text:style-name="T1">Daniel Stuessy</text:span> and <text:span text:style-name="T1">Stoyko Kodzhabashev</text:span> still need to sort out github account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OpenSymbol" svg:font-family="OpenSymbol, 'Arial Unicode MS'"/>
    <style:font-face style:name="DejaVu Sans" svg:font-family="'DejaVu Sans'" style:font-family-generic="swiss"/>
    <style:font-face style:name="FreeSans" svg:font-family="FreeSans" style:font-family-generic="swiss"/>
    <style:font-face style:name="Droid Sans" svg:font-family="'Droid Sans'" style:font-pitch="variable"/>
    <style:font-face style:name="FreeSans1" svg:font-family="FreeSans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DejaVu Sans" fo:font-size="12pt" fo:language="en" fo:country="GB" style:letter-kerning="true" style:font-name-asian="Droid Sans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Clements</meta:initial-creator>
    <meta:creation-date>2012-11-05T17:14:24</meta:creation-date>
    <meta:editing-duration>P15824DT17H31M44S</meta:editing-duration>
    <meta:document-statistic meta:table-count="0" meta:image-count="0" meta:object-count="0" meta:page-count="1" meta:paragraph-count="18" meta:word-count="202" meta:character-count="1206"/>
    <meta:generator>OpenOffice.org/3.4$Win32 OpenOffice.org_project/340m1$Build-9590</meta:generator>
  </office:meta>
</office:document-meta>
</file>